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07T15:29:00</dc:date>
    <dc:creator>tokai </dc:creator>
    <meta:editing-duration>PT2M17S</meta:editing-duration>
    <meta:editing-cycles>15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interval-major="0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.44921270764475E-016">
                <text:p>-2.4492127076447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4.89842541528951E-016">
                <text:p>-4.8984254152895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7.34763812293426E-016">
                <text:p>-7.3476381229342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248689887164853">
                <text:p>0.24868988716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770513242775791">
                <text:p>0.7705132427757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9.79685083057902E-016">
                <text:p>-9.79685083057902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